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48cm" fo:min-width="2.742cm"/>
    </style:style>
    <style:style style:name="gr2" style:family="graphic" style:parent-style-name="standard">
      <style:graphic-properties draw:textarea-horizontal-align="justify" draw:textarea-vertical-align="middle" draw:auto-grow-height="false" fo:min-height="1.851cm" fo:min-width="3.942cm"/>
    </style:style>
    <style:style style:name="gr3" style:family="graphic" style:parent-style-name="standard">
      <style:graphic-properties draw:textarea-horizontal-align="justify" draw:textarea-vertical-align="middle" draw:auto-grow-height="false" fo:min-height="1.17cm" fo:min-width="1.8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1.4cm" svg:x="2.8cm" svg:y="1.1cm">
          <text:p text:style-name="P1">Sta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7.3cm" svg:height="2.1cm" svg:x="1cm" svg:y="3.3cm">
          <text:p text:style-name="P1">Display Home </text:p>
          <text:p text:style-name="P1">scree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" draw:id="id1" draw:layer="layout" svg:width="4.78cm" svg:height="2.84cm" svg:x="2.1cm" svg:y="6.06cm">
          <text:p text:style-name="P1">Select </text:p>
          <text:p text:style-name="P1">Option</text:p>
          <text:p text:style-name="P1">1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1" draw:layer="layout" svg:x1="4.5cm" svg:y1="2.6cm" svg:x2="4.5cm" svg:y2="3.4cm">
          <text:p/>
        </draw:line>
        <draw:line draw:style-name="gr4" draw:text-style-name="P1" draw:layer="layout" svg:x1="4.6cm" svg:y1="5.4cm" svg:x2="4.5cm" svg:y2="6.1cm">
          <text:p/>
        </draw:line>
        <draw:custom-shape draw:style-name="gr3" draw:text-style-name="P1" xml:id="id3" draw:id="id3" draw:layer="layout" svg:width="4.78cm" svg:height="2.84cm" svg:x="19.3cm" svg:y="6cm">
          <text:p text:style-name="P1">Select </text:p>
          <text:p text:style-name="P1">Option</text:p>
          <text:p text:style-name="P1">4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2" draw:id="id2" draw:layer="layout" svg:width="4.78cm" svg:height="2.84cm" svg:x="13.32cm" svg:y="5.96cm">
          <text:p text:style-name="P1">Select </text:p>
          <text:p text:style-name="P1">Option</text:p>
          <text:p text:style-name="P1">3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4" draw:id="id4" draw:layer="layout" svg:width="4.78cm" svg:height="2.84cm" svg:x="7.7cm" svg:y="6cm">
          <text:p text:style-name="P1">Select </text:p>
          <text:p text:style-name="P1">Option</text:p>
          <text:p text:style-name="P1">2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type="line" svg:x1="4.49cm" svg:y1="8.9cm" svg:x2="4.488cm" svg:y2="9.935cm" draw:start-shape="id1" draw:start-glue-point="6" svg:d="M4490 8900l-2 1035" svg:viewBox="0 0 3 1036">
          <text:p/>
        </draw:connector>
        <draw:line draw:style-name="gr4" draw:text-style-name="P1" draw:layer="layout" svg:x1="6.8cm" svg:y1="7.4cm" svg:x2="7.8cm" svg:y2="7.4cm">
          <text:p/>
        </draw:line>
        <draw:connector draw:style-name="gr4" draw:text-style-name="P1" draw:layer="layout" draw:type="lines" svg:x1="18.1cm" svg:y1="7.38cm" svg:x2="19.3cm" svg:y2="7.42cm" draw:start-shape="id2" draw:start-glue-point="7" draw:end-shape="id3" draw:end-glue-point="5" svg:d="M18100 7380h502l197 40h501" svg:viewBox="0 0 1201 41">
          <text:p/>
        </draw:connector>
        <draw:connector draw:style-name="gr4" draw:text-style-name="P1" draw:layer="layout" draw:type="lines" svg:x1="12.48cm" svg:y1="7.42cm" svg:x2="13.32cm" svg:y2="7.38cm" draw:start-shape="id4" draw:start-glue-point="7" draw:end-shape="id2" draw:end-glue-point="5" svg:d="M12480 7420h502l-163-40h501" svg:viewBox="0 0 841 41">
          <text:p/>
        </draw:connector>
        <draw:connector draw:style-name="gr4" draw:text-style-name="P1" draw:layer="layout" draw:type="line" svg:x1="21.702cm" svg:y1="8.8cm" svg:x2="21.7cm" svg:y2="9.835cm" svg:d="M21702 8800l-2 1035" svg:viewBox="0 0 3 1036">
          <text:p/>
        </draw:connector>
        <draw:connector draw:style-name="gr4" draw:text-style-name="P1" draw:layer="layout" draw:type="line" svg:x1="15.702cm" svg:y1="8.8cm" svg:x2="15.7cm" svg:y2="9.835cm" svg:d="M15702 8800l-2 1035" svg:viewBox="0 0 3 1036">
          <text:p/>
        </draw:connector>
        <draw:connector draw:style-name="gr4" draw:text-style-name="P1" draw:layer="layout" draw:type="line" svg:x1="10.102cm" svg:y1="8.8cm" svg:x2="10.1cm" svg:y2="9.835cm" svg:d="M10102 8800l-2 1035" svg:viewBox="0 0 3 1036">
          <text:p/>
        </draw:connector>
        <draw:frame draw:style-name="gr5" draw:text-style-name="P2" draw:layer="layout" svg:width="1.2cm" svg:height="0.725cm" svg:x="3.2cm" svg:y="8.875cm">
          <draw:text-box>
            <text:p text:style-name="P2"><text:span text:style-name="T1">Yes</text:span></text:p>
          </draw:text-box>
        </draw:frame>
        <draw:frame draw:style-name="gr5" draw:text-style-name="P2" draw:layer="layout" svg:width="1.2cm" svg:height="0.725cm" svg:x="8.8cm" svg:y="8.775cm">
          <draw:text-box>
            <text:p text:style-name="P2"><text:span text:style-name="T1">Yes</text:span></text:p>
          </draw:text-box>
        </draw:frame>
        <draw:frame draw:style-name="gr5" draw:text-style-name="P2" draw:layer="layout" svg:width="1.2cm" svg:height="0.725cm" svg:x="14.3cm" svg:y="8.7cm">
          <draw:text-box>
            <text:p text:style-name="P2"><text:span text:style-name="T1">Yes</text:span></text:p>
          </draw:text-box>
        </draw:frame>
        <draw:frame draw:style-name="gr5" draw:text-style-name="P2" draw:layer="layout" svg:width="1.2cm" svg:height="0.725cm" svg:x="20.4cm" svg:y="8.8cm">
          <draw:text-box>
            <text:p text:style-name="P2"><text:span text:style-name="T1">Yes</text:span></text:p>
          </draw:text-box>
        </draw:frame>
        <draw:frame draw:style-name="gr6" draw:text-style-name="P2" draw:layer="layout" svg:width="1.044cm" svg:height="0.725cm" svg:x="17.9cm" svg:y="6.7cm">
          <draw:text-box>
            <text:p><text:span text:style-name="T1">No</text:span></text:p>
          </draw:text-box>
        </draw:frame>
        <draw:frame draw:style-name="gr6" draw:text-style-name="P2" draw:layer="layout" svg:width="1.044cm" svg:height="0.725cm" svg:x="12.056cm" svg:y="6.7cm">
          <draw:text-box>
            <text:p><text:span text:style-name="T1">No</text:span></text:p>
          </draw:text-box>
        </draw:frame>
        <draw:frame draw:style-name="gr6" draw:text-style-name="P2" draw:layer="layout" svg:width="1.044cm" svg:height="0.725cm" svg:x="6.556cm" svg:y="6.575cm">
          <draw:text-box>
            <text:p><text:span text:style-name="T1">No</text:span></text:p>
          </draw:text-box>
        </draw:frame>
        <draw:frame draw:style-name="gr7" draw:text-style-name="P2" draw:layer="layout" svg:width="4.7cm" svg:height="1.199cm" svg:x="7.8cm" svg:y="9.9cm">
          <draw:text-box>
            <text:p text:style-name="P2"><text:span text:style-name="T1">See squad flow chart</text:span></text:p>
          </draw:text-box>
        </draw:frame>
        <draw:frame draw:style-name="gr7" draw:text-style-name="P2" draw:layer="layout" svg:width="4.7cm" svg:height="1.199cm" svg:x="13.1cm" svg:y="9.901cm">
          <draw:text-box>
            <text:p text:style-name="P2"><text:span text:style-name="T1">See match flow chart</text:span></text:p>
          </draw:text-box>
        </draw:frame>
        <draw:frame draw:style-name="gr7" draw:text-style-name="P2" draw:layer="layout" svg:width="4.7cm" svg:height="1.199cm" svg:x="13.1cm" svg:y="9.902cm">
          <draw:text-box>
            <text:p text:style-name="P2"><text:span text:style-name="T1">See match flow chart</text:span></text:p>
          </draw:text-box>
        </draw:frame>
        <draw:frame draw:style-name="gr7" draw:text-style-name="P2" draw:layer="layout" svg:width="4.7cm" svg:height="1.199cm" svg:x="19.5cm" svg:y="9.901cm">
          <draw:text-box>
            <text:p text:style-name="P2"><text:span text:style-name="T1">See goals flow cha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4T11:46:35.294000000</meta:creation-date>
    <dc:date>2015-12-14T12:10:05.151000000</dc:date>
    <meta:editing-duration>PT8M19S</meta:editing-duration>
    <meta:editing-cycles>1</meta:editing-cycles>
    <meta:document-statistic meta:object-count="26"/>
    <meta:generator>LibreOffice/4.3.7.2$Windows_x86 LibreOffice_project/8a35821d8636a03b8bf4e15b48f59794652c68ba</meta:generator>
  </office:meta>
</office:document-meta>
</file>